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39C2EC6DCC0361E697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stroke-linejoin="round" draw:fill="solid" draw:fill-color="#ffffff" draw:textarea-vertical-align="top" fo:min-height="0cm" fo:min-width="0cm"/>
    </style:style>
    <style:style style:name="gr2" style:family="graphic" style:parent-style-name="standard">
      <style:graphic-properties draw:stroke="solid" svg:stroke-width="0.018cm" svg:stroke-color="#5b9bd5" draw:marker-end="msArrowEnd_20_5" draw:marker-end-width="0.21cm" draw:marker-end-center="false" draw:stroke-linejoin="miter" draw:fill="solid" draw:fill-color="#ffffff" draw:textarea-vertical-align="top" fo:min-height="0cm" fo:min-width="0cm" fo:padding-top="0.009cm" fo:padding-bottom="0.009cm" fo:padding-left="0.009cm" fo:padding-right="0.00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58cm, 0cm)" draw:image-opacity="100%" style:mirror="none"/>
    </style:style>
    <style:style style:name="gr4" style:family="graphic" style:parent-style-name="standard">
      <style:graphic-properties draw:stroke="solid" svg:stroke-width="0.018cm" svg:stroke-color="#000000" draw:stroke-linejoin="round" draw:fill="solid" draw:fill-color="#ffffff" draw:textarea-vertical-align="top" fo:min-height="0cm" fo:min-width="0cm" fo:padding-top="0.127cm" fo:padding-bottom="0.127cm" fo:padding-left="0.254cm" fo:padding-right="0.254cm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loext:graphic-properties draw:fill="solid" draw:fill-color="#ffffff"/>
      <style:text-properties fo:font-size="12pt"/>
    </style:style>
    <style:style style:name="P2" style:family="paragraph">
      <loext:graphic-properties draw:fill="solid" draw:fill-color="#ffffff"/>
      <style:text-properties style:font-name="Times New Roman1" fo:font-size="12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text-properties style:font-name="Times New Roman"/>
    </style:style>
    <style:style style:name="P5" style:family="paragraph">
      <loext:graphic-properties draw:fill="solid" draw:fill-color="#ffffff"/>
      <style:text-properties style:font-name="Times New Roman" fo:font-size="12pt"/>
    </style:style>
    <style:style style:name="P6" style:family="paragraph">
      <style:text-properties style:font-name="Times New Roman" fo:font-size="15pt" style:font-size-asian="15pt" style:font-size-complex="15pt"/>
    </style:style>
    <style:style style:name="P7" style:family="paragraph">
      <loext:graphic-properties draw:fill="solid" draw:fill-color="#ffffff"/>
      <style:text-properties style:font-name="Times New Roman" fo:font-size="15pt" style:font-size-asian="15pt" style:font-size-complex="15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5pt" style:font-size-asian="24pt" style:font-size-complex="24pt"/>
    </style:style>
    <style:style style:name="T2" style:family="text">
      <style:text-properties style:font-name="Times New Roman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Canvas 36">
          <draw:custom-shape draw:style-name="gr1" draw:text-style-name="P1" draw:layer="measurelines" svg:width="13.334cm" svg:height="8.891cm" svg:x="2.164cm" svg:y="1.637cm">
            <text:p/>
            <draw:enhanced-geometry draw:type="0"/>
          </draw:custom-shape>
          <draw:custom-shape draw:name="Straight Arrow Connector 37" draw:style-name="gr2" draw:text-style-name="P2" draw:layer="measurelines" svg:width="6.113cm" svg:height="1.535cm" svg:x="6.231cm" svg:y="4.89cm">
            <text:p/>
            <draw:enhanced-geometry draw:mirror-horizontal="true" draw:type="0"/>
          </draw:custom-shape>
          <draw:custom-shape draw:name="Straight Arrow Connector 39" draw:style-name="gr2" draw:text-style-name="P2" draw:layer="measurelines" svg:width="3.229cm" svg:height="0.689cm" svg:x="9.121cm" svg:y="4.202cm">
            <text:p/>
            <draw:enhanced-geometry draw:type="0"/>
          </draw:custom-shape>
          <draw:custom-shape draw:name="Straight Arrow Connector 40" draw:style-name="gr2" draw:text-style-name="P2" draw:layer="measurelines" svg:width="4.79cm" svg:height="0.126cm" svg:x="7.237cm" svg:y="6.759cm">
            <text:p/>
            <draw:enhanced-geometry draw:mirror-horizontal="true" draw:type="0"/>
          </draw:custom-shape>
          <draw:custom-shape draw:name="Straight Arrow Connector 42" draw:style-name="gr2" draw:text-style-name="P2" draw:layer="measurelines" svg:width="7.303cm" svg:height="0.953cm" svg:x="6.237cm" svg:y="7.507cm">
            <text:p/>
            <draw:enhanced-geometry draw:type="0"/>
          </draw:custom-shape>
          <draw:custom-shape draw:style-name="gr1" draw:text-style-name="P1" draw:layer="measurelines" svg:width="11.087cm" svg:height="8.891cm" svg:x="-0.979cm" svg:y="1.664cm">
            <text:p/>
            <draw:enhanced-geometry draw:type="0"/>
          </draw:custom-shape>
          <draw:g>
            <draw:g draw:name="Group 54">
              <draw:frame draw:name="Picture 47" draw:style-name="gr3" draw:text-style-name="P3" draw:layer="measurelines" svg:width="9.711cm" svg:height="8.212cm" svg:x="0.068cm" svg:y="0.043cm">
                <draw:image xlink:href="Pictures/10000000000003480000039C2EC6DCC0361E697F.jpg" xlink:type="simple" xlink:show="embed" xlink:actuate="onLoad">
                  <text:p/>
                </draw:image>
              </draw:frame>
              <draw:custom-shape draw:name="Straight Arrow Connector 48" draw:style-name="gr2" draw:text-style-name="P1" draw:layer="measurelines" svg:width="1.826cm" svg:height="0.371cm" svg:x="5.335cm" svg:y="3.035cm">
                <text:p/>
                <draw:enhanced-geometry draw:type="0"/>
              </draw:custom-shape>
              <draw:custom-shape draw:name="Text Box 31" draw:style-name="gr4" draw:text-style-name="P5" draw:layer="measurelines" svg:width="1.42cm" svg:height="0.839cm" svg:x="7.029cm" svg:y="2.874cm">
                <text:p text:style-name="P4"><text:span text:style-name="T1">Seat</text:span></text:p>
                <draw:enhanced-geometry draw:type="0"/>
              </draw:custom-shape>
              <draw:custom-shape draw:name="Straight Arrow Connector 50" draw:style-name="gr2" draw:text-style-name="P1" draw:layer="measurelines" svg:width="2.567cm" svg:height="1.059cm" svg:x="4.273cm" svg:y="5.705cm">
                <text:p/>
                <draw:enhanced-geometry draw:mirror-horizontal="true" draw:type="0"/>
              </draw:custom-shape>
              <draw:custom-shape draw:name="Text Box 33" draw:style-name="gr4" draw:text-style-name="P7" draw:layer="measurelines" svg:width="2.792cm" svg:height="0.839cm" svg:x="6.517cm" svg:y="5.097cm">
                <text:p text:style-name="P6"><text:span text:style-name="T2">F</text:span><text:span text:style-name="T2">i</text:span><text:span text:style-name="T2">l</text:span><text:span text:style-name="T2">l</text:span><text:span text:style-name="T2">e</text:span><text:span text:style-name="T2">t </text:span><text:span text:style-name="T2">w</text:span><text:span text:style-name="T2">e</text:span><text:span text:style-name="T2">l</text:span><text:span text:style-name="T2">d</text:span></text:p>
                <draw:enhanced-geometry draw:type="0"/>
              </draw:custom-shape>
              <draw:custom-shape draw:name="Straight Arrow Connector 52" draw:style-name="gr2" draw:text-style-name="P1" draw:layer="measurelines" svg:width="2.435cm" svg:height="0.265cm" svg:x="4.143cm" svg:y="7.213cm">
                <text:p/>
                <draw:enhanced-geometry draw:mirror-horizontal="true" draw:type="0"/>
              </draw:custom-shape>
              <draw:custom-shape draw:name="Text Box 35" draw:style-name="gr4" draw:text-style-name="P7" draw:layer="measurelines" svg:width="1.598cm" svg:height="0.839cm" svg:x="6.357cm" svg:y="6.764cm">
                <text:p text:style-name="P6"><text:span text:style-name="T2">Tube</text:span></text:p>
                <draw:enhanced-geometry draw:type="0"/>
              </draw:custom-shape>
            </draw:g>
            <draw:line draw:style-name="gr5" draw:text-style-name="P8" draw:layer="measurelines" svg:x1="7.279cm" svg:y1="2.96cm" svg:x2="5.247cm" svg:y2="1.055cm">
              <text:p/>
            </draw:line>
            <draw:line draw:style-name="gr5" draw:text-style-name="P8" draw:layer="measurelines" svg:x1="6.771cm" svg:y1="5.373cm" svg:x2="4.231cm" svg:y2="6.77cm">
              <text:p/>
            </draw:line>
            <draw:line draw:style-name="gr5" draw:text-style-name="P8" draw:layer="measurelines" svg:x1="6.517cm" svg:y1="7.151cm" svg:x2="4.231cm" svg:y2="7.65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906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21:09.439802006</meta:creation-date>
    <dc:date>2017-02-28T16:59:52.425622779</dc:date>
    <meta:editing-duration>PT31M36S</meta:editing-duration>
    <meta:editing-cycles>4</meta:editing-cycles>
    <meta:generator>LibreOffice/5.3.0.3$Linux_X86_64 LibreOffice_project/30m0$Build-3</meta:generator>
    <meta:document-statistic meta:object-count="19"/>
  </office:meta>
</office:document-meta>
</file>